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204f58" officeooo:paragraph-rsid="00204f58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04f58" officeooo:paragraph-rsid="00204f58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1b643" officeooo:paragraph-rsid="0021b643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2d61e" officeooo:paragraph-rsid="0022d61e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38de0" officeooo:paragraph-rsid="00238de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3cd61" officeooo:paragraph-rsid="0023cd61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4e595" officeooo:paragraph-rsid="0024e59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8eba6" officeooo:paragraph-rsid="0028eba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8eba6" officeooo:paragraph-rsid="002fb8f0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c9e72" officeooo:paragraph-rsid="002fb8f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e9103" officeooo:paragraph-rsid="002fb8f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e9103" officeooo:paragraph-rsid="002e910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07e3a" officeooo:paragraph-rsid="00307e3a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307e3a" officeooo:paragraph-rsid="00307e3a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25fb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fbba" style:font-weight-asian="bold" style:font-weight-complex="bold"/>
    </style:style>
    <style:style style:name="T4" style:family="text">
      <style:text-properties officeooo:rsid="002ae8a6"/>
    </style:style>
    <style:style style:name="T5" style:family="text">
      <style:text-properties officeooo:rsid="002cd8d7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:</text:p>
      <text:p text:style-name="P1"/>
      <text:list xml:id="list4567778751317494831" text:style-name="L1">
        <text:list-item>
          <text:p text:style-name="P2">Cambiar de color a los mensajes de git::= git config - -global color.ui true</text:p>
        </text:list-item>
        <text:list-item>
          <text:p text:style-name="P2">Ver el listado de nuestras configuraciones::= git config - -global - -list</text:p>
        </text:list-item>
        <text:list-item>
          <text:p text:style-name="P3">Inicializa nuestro proyecto como uno de git::= git init</text:p>
        </text:list-item>
        <text:list-item>
          <text:p text:style-name="P3">Muestra el estado de nuestro proyecto::= git status</text:p>
        </text:list-item>
        <text:list-item>
          <text:p text:style-name="P4">Agregamos archivos a git::= git add -a (agrega todos los archivos)</text:p>
        </text:list-item>
        <text:list-item>
          <text:p text:style-name="P5">Guarda los cambios con un mensaje para identificarlos::= git commit -m “&lt;mensaje&gt;”</text:p>
        </text:list-item>
        <text:list-item>
          <text:p text:style-name="P6">Nos da una lista de nuestro nuevos commits con su informacion::= git log</text:p>
        </text:list-item>
        <text:list-item>
          <text:p text:style-name="P7">Movernos dentro de comits::= git checkout <text:span text:style-name="T1">&lt;idCommit&gt; </text:span><text:span text:style-name="T3">nota:</text:span><text:span text:style-name="T1"> para regresar al estado actual usamos el comando git checkout master.</text:span></text:p>
        </text:list-item>
        <text:list-item>
          <text:p text:style-name="P8">Es similar a <text:span text:style-name="T2">checkout</text:span> a diferencia que este elimina los commits::= git reset <text:span text:style-name="T1">&lt;idCommit&gt;</text:span></text:p>
        </text:list-item>
        <text:list-item>
          <text:p text:style-name="P9">El <text:span text:style-name="T2">git reset</text:span> mas simple y no toca nuestro “<text:span text:style-name="T2">Working Area</text:span>” (No se mete con nuestro codigo).::<text:span text:style-name="T4">= git reset - -soft &lt;idCommit&gt;.</text:span></text:p>
        </text:list-item>
        <text:list-item>
          <text:p text:style-name="P10">Este <text:span text:style-name="T2">git reset</text:span> borra el “<text:span text:style-name="T2">Staging Area</text:span>”, sin tocar el “<text:span text:style-name="T2">Working Area</text:span>”::<text:span text:style-name="T5">= git reset - -mixed &lt;idCommit&gt;.</text:span></text:p>
        </text:list-item>
        <text:list-item>
          <text:p text:style-name="P11">Este <text:span text:style-name="T2">git reset</text:span> borra absolutamente todo lo que hay en el commit::= git reset - -hard <text:span text:style-name="T1">&lt;idCommit&gt;.</text:span></text:p>
        </text:list-item>
      </text:list>
      <text:p text:style-name="P12"/>
      <text:p text:style-name="P12"/>
      <text:p text:style-name="P14">Conceptos:</text:p>
      <text:p text:style-name="P13"/>
      <text:p text:style-name="P13"><text:span text:style-name="T2">HEAD</text:span> es una referencia simbólica a la rama donde te encuentras en cada momento. 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6-02-01T23:20:52.169344738</meta:creation-date>
    <meta:generator>LibreOffice/5.0.4.2$Linux_X86_64 LibreOffice_project/00m0$Build-2</meta:generator>
    <dc:date>2016-02-02T11:36:01.850865670</dc:date>
    <dc:creator>Felix </dc:creator>
    <meta:editing-duration>PT47M43S</meta:editing-duration>
    <meta:editing-cycles>16</meta:editing-cycles>
    <meta:document-statistic meta:table-count="0" meta:image-count="0" meta:object-count="0" meta:page-count="1" meta:paragraph-count="15" meta:word-count="196" meta:character-count="1136" meta:non-whitespace-character-count="966"/>
  </office:meta>
</office:document-meta>
</file>